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346f5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3df8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57c37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2" style:family="text"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3" style:family="text">
      <style:text-properties officeooo:rsid="0013df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4487327" text:style-name="L1">
        <text:list-item>
          <text:p text:style-name="P15"><text:s/>Ejecuta el script 00_nba_oracle.sql que crea una pequeña base de datos que recoger, para cada temporada de la liga NBA, los datos mas relevantes. Las características de los datos que se van a almacenar en este proyecto son las siguientes:</text:p>
        </text:list-item>
      </text:list>
      <text:p text:style-name="P8"/>
      <text:p text:style-name="P8">• Cada temporada se producen una serie de partidos. En un partido se enfrentan un equipo que actúa como local y otro que actúa como visitante.</text:p>
      <text:p text:style-name="P8"/>
      <text:p text:style-name="P8">• De cada equipo se pretende almacenar su nombre, la ciudad a la que representa, en que conferencia juega <text:s/>(este u oeste) y la división.</text:p>
      <text:p text:style-name="P8"/>
      <text:p text:style-name="P8">• Cada equipo cuenta con un conjunto de jugadores, de los que se necesita almacenar nombre, <text:s/>procedencia, altura, peso, posición en la que juegan, nombre del equipo por el que han fichado.</text:p>
      <text:p text:style-name="P8"/>
      <text:p text:style-name="P8">• Para cada partido se pretende conocer los puntos obtenidos por cada uno de los equipos.</text:p>
      <text:p text:style-name="P8"/>
      <text:p text:style-name="P8">• Cada jugador puede realizar un conjunto de acciones (canastas, tapones, rebotes y asistencias) a lo largo de un partido. Se desea ir acumulando para cada temporada y jugador unas estadisticas sobre esas acciones. Puede que una acción no sea realizada por ningún jugador</text:p>
      <text:p text:style-name="P8"/>
      <text:p text:style-name="P7"/>
      <text:list xml:id="list201752909745162" text:continue-numbering="true" text:style-name="L1">
        <text:list-item>
          <text:p text:style-name="P10"><text:s/>Utilizando el DataModeler de Oracle obtén el modelo relacional partiendo de las creates que tienes en el script.</text:p>
          <text:p text:style-name="P10"/>
        </text:list-item>
        <text:list-item>
          <text:p text:style-name="P10"><text:s/>Realiza las siguientes consultas:</text:p>
          <text:list>
            <text:list-item>
              <text:p text:style-name="P10"><text:s/>Obtén la relación de todos los jugadores españoles o eslovenos de los Lakers.</text:p>
              <text:p text:style-name="P10">NOTA: Las nacionalidades están en inglés.</text:p>
            </text:list-item>
            <text:list-item>
              <text:p text:style-name="P14"><text:span text:style-name="T1">Seleccionar los jugadores cuyo peso esté entre 150 y 300 libras. Para cada jugador informa de su nombre, el nombre del equipo en el que juegan y su peso. </text:span><text:span text:style-name="T2">Saca el peso en Kilogramos teniendo en cuenta que una libra equivale a 0.4535 kilos.</text:span></text:p>
              <text:p text:style-name="P10">NOTA: Recuerda que esta en inglés.</text:p>
            </text:list-item>
            <text:list-item>
              <text:p text:style-name="P10">Averigua la relación de jugadores cuya procedencia es desconocida, indicando el nombre del jugador y el nombre del equipo.</text:p>
            </text:list-item>
            <text:list-item>
              <text:p text:style-name="P10">Obtén la relación de equipos cuyos nombres tengan 7 caracteres, empiecen por R y terminen por S. Indica el nombre del equipo y a que conferencia pertenecen.</text:p>
            </text:list-item>
            <text:list-item>
              <text:p text:style-name="P10">Se necesita escoger a 25 jugadores para una campaña. Se ha decidido que serán los 25 primeros jugadores que devuelva el sistema.</text:p>
              <text:p text:style-name="P10"><text:s/>NOTA: Hay que usar la pseudo columna del sistema rownum en Oracle y Limit en Mysql.</text:p>
            </text:list-item>
            <text:list-item>
              <text:p text:style-name="P10">Obtén la división y los equipos de la conferencia oeste ordenados por división, y dentro de cada división los equipos aparecerán ordenados alfabéticamente.</text:p>
            </text:list-item>
            <text:list-item>
              <text:p text:style-name="P11"><text:s/>Saca los nombres de los jugadores de la división SouthEast.</text:p>
            </text:list-item>
            <text:list-item>
              <text:p text:style-name="P12"><text:span text:style-name="T3">Indica</text:span> las divisiones de la NBA donde juegan jugadores españoles.</text:p>
            </text:list-item>
            <text:list-item>
              <text:p text:style-name="P13"><text:s/>José Calderon ha fichado por otro equipo los Pistons de Detroit de la conferencia:este, división Central, actualiza para dicho jugador este dato.</text:p>
            </text:list-item>
            <text:list-item>
              <text:p text:style-name="P13">Jorge Garbajosa ya no juega en la NBA, actualiza los datos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creation-date>2013-02-01T18:21:00.62</meta:creation-date>
    <meta:editing-cycles>25</meta:editing-cycles>
    <meta:editing-duration>PT4H6M7S</meta:editing-duration>
    <meta:initial-creator>B I-I</meta:initial-creator>
    <dc:date>2019-01-15T20:17:52.353785053</dc:date>
    <meta:document-statistic meta:table-count="1" meta:image-count="1" meta:object-count="0" meta:page-count="1" meta:paragraph-count="25" meta:word-count="455" meta:character-count="2815" meta:non-whitespace-character-count="2261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2-01T18:21:00.310000000"/>
  </office:meta>
</office:document-meta>
</file>